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e2485" officeooo:paragraph-rsid="001e24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2</text:p>
      <text:p text:style-name="P1">Jhonal Roca </text:p>
      <text:p text:style-name="P1">Tema – 4</text:p>
      <text:p text:style-name="P1"/>
      <text:p text:style-name="P1">Ejercicio 1: </text:p>
      <text:p text:style-name="P1"/>
      <text:p text:style-name="P1">Pedidos (<text:span text:style-name="T2">#id</text:span>, fecha, importe, importe_iva, importe_total-d)</text:p>
      <text:p text:style-name="P1"/>
      <text:p text:style-name="P1">Artículos (<text:span text:style-name="T2">#id</text:span>, precio, descripción)</text:p>
      <text:p text:style-name="P1"/>
      <text:p text:style-name="P1">Pedidos_Incluye_artículos ( <text:span text:style-name="T2">#pedido_id</text:span>, <text:span text:style-name="T2">#articulo_id</text:span>, precio, descuento, iva, cantidad)</text:p>
      <text:p text:style-name="P1"/>
      <text:p text:style-name="P1">Pedido_id – pedidos(not null, B:C, M:C)</text:p>
      <text:p text:style-name="P1">Articulo_id – Artículos(null, B:R, M:C)</text:p>
      <text:p text:style-name="P1"/>
      <text:p text:style-name="P1"/>
      <text:p text:style-name="P1">Ejercicio 2:</text:p>
      <text:p text:style-name="P1"/>
      <text:p text:style-name="P1">Canciones (<text:span text:style-name="T2">#id</text:span>, titulo)</text:p>
      <text:p text:style-name="P1"/>
      <text:p text:style-name="P1">Usuarios (<text:span text:style-name="T2">#id</text:span><text:span text:style-name="T5">, nombre, </text:span><text:span text:style-name="T3">email</text:span><text:span text:style-name="T5">)</text:span></text:p>
      <text:p text:style-name="P1"/>
      <text:p text:style-name="P1">Escuchan (<text:span text:style-name="T2">#canción</text:span><text:span text:style-name="T5">_</text:span><text:span text:style-name="T2">id</text:span><text:span text:style-name="T5">, </text:span><text:span text:style-name="T2">#usuario</text:span><text:span text:style-name="T5">_</text:span><text:span text:style-name="T2">id</text:span><text:span text:style-name="T5">, fecha, hora)</text:span></text:p>
      <text:p text:style-name="P1"><text:span text:style-name="T5"/></text:p>
      <text:p text:style-name="P1"><text:span text:style-name="T5">Canciones_id – canciones(M:C, B:R)</text:span></text:p>
      <text:p text:style-name="P1"><text:span text:style-name="T5">Usuarios_id – usuarios(M:C, B:R</text:span></text:p>
      <text:p text:style-name="P1"><text:span text:style-name="T5"/></text:p>
      <text:p text:style-name="P1"><text:span text:style-name="T5"/></text:p>
      <text:p text:style-name="P1"><text:span text:style-name="T5">Ejercicio 3:</text:span></text:p>
      <text:p text:style-name="P1"><text:span text:style-name="T5"/></text:p>
      <text:p text:style-name="P1"><text:span text:style-name="T5">Jugadores (</text:span><text:span text:style-name="T2">#id</text:span><text:span text:style-name="T5">, nombre)</text:span></text:p>
      <text:p text:style-name="P1"><text:span text:style-name="T5"/></text:p>
      <text:p text:style-name="P1"><text:span text:style-name="T5">Partidos (</text:span><text:span text:style-name="T2">#id</text:span><text:span text:style-name="T5">, jornada, fecha)</text:span></text:p>
      <text:p text:style-name="P1"><text:span text:style-name="T5"/></text:p>
      <text:p text:style-name="P1"><text:span text:style-name="T5">Juegan (</text:span><text:span text:style-name="T2">#jugador</text:span><text:span text:style-name="T5">_</text:span><text:span text:style-name="T2">id</text:span><text:span text:style-name="T5">, </text:span><text:span text:style-name="T2">#partido</text:span><text:span text:style-name="T5">_</text:span><text:span text:style-name="T2">id</text:span><text:span text:style-name="T5">, goles, pases, minutos, tarjetas)</text:span></text:p>
      <text:p text:style-name="P1"><text:span text:style-name="T5"/></text:p>
      <text:p text:style-name="P1"><text:span text:style-name="T5">Jugadores_id – Jugadores(not null, B:C, M:C)</text:span></text:p>
      <text:p text:style-name="P1"><text:span text:style-name="T5">Partidos_id – Partidos(not null, B:C, M:C)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44:09.505000000</meta:creation-date>
    <dc:date>2024-11-25T10:11:51.577000000</dc:date>
    <meta:editing-duration>PT27M41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21" meta:word-count="81" meta:character-count="700" meta:non-whitespace-character-count="631"/>
  </office:meta>
</office:document-meta>
</file>